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Normal" style:family="paragraph">
      <style:text-properties fo:font-weight="bold" style:font-weight-asian="bold" style:font-weight-complex="bold"/>
    </style:style>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list-style-name="LFO1" style:family="paragraph"/>
    <style:style style:name="T9" style:parent-style-name="DefaultParagraphFont" style:family="text">
      <style:text-properties fo:font-weight="bold" style:font-weight-asian="bold" style:font-weight-complex="bold"/>
    </style:style>
    <style:style style:name="P10" style:parent-style-name="Normal" style:list-style-name="LFO1" style:family="paragraph"/>
    <style:style style:name="T11" style:parent-style-name="DefaultParagraphFont" style:family="text">
      <style:text-properties fo:font-weight="bold" style:font-weight-asian="bold" style:font-weight-complex="bold"/>
    </style:style>
    <style:style style:name="P12" style:parent-style-name="Normal" style:list-style-name="LFO1" style:family="paragraph"/>
    <style:style style:name="T13" style:parent-style-name="DefaultParagraphFont" style:family="text">
      <style:text-properties fo:font-weight="bold" style:font-weight-asian="bold" style:font-weight-complex="bold"/>
    </style:style>
    <style:style style:name="P14" style:parent-style-name="Normal" style:list-style-name="LFO1" style:family="paragraph"/>
    <style:style style:name="T15" style:parent-style-name="DefaultParagraphFont" style:family="text">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list-style-name="LFO2" style:family="paragraph"/>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Normal" style:list-style-name="LFO2" style:family="paragraph"/>
    <style:style style:name="T21" style:parent-style-name="DefaultParagraphFont" style:family="text">
      <style:text-properties fo:font-weight="bold" style:font-weight-asian="bold" style:font-weight-complex="bold"/>
    </style:style>
    <style:style style:name="P22" style:parent-style-name="Normal" style:list-style-name="LFO2" style:family="paragraph"/>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Normal" style:list-style-name="LFO2" style:family="paragraph"/>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Normal" style:list-style-name="LFO2" style:family="paragraph"/>
    <style:style style:name="T35" style:parent-style-name="DefaultParagraphFont" style:family="text">
      <style:text-properties fo:font-weight="bold" style:font-weight-asian="bold" style:font-weight-complex="bold"/>
    </style:style>
    <style:style style:name="P36" style:parent-style-name="Normal" style:list-style-name="LFO2" style:family="paragraph"/>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P39" style:parent-style-name="Normal" style:list-style-name="LFO2" style:family="paragraph"/>
    <style:style style:name="T40" style:parent-style-name="DefaultParagraphFont" style:family="text">
      <style:text-properties fo:font-weight="bold" style:font-weight-asian="bold" style:font-weight-complex="bold"/>
    </style:style>
    <style:style style:name="P41" style:parent-style-name="Normal" style:list-style-name="LFO2" style:family="paragraph"/>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P44" style:parent-style-name="Normal" style:list-style-name="LFO2" style:family="paragraph"/>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P47" style:parent-style-name="Normal" style:list-style-name="LFO2" style:family="paragraph"/>
    <style:style style:name="T48" style:parent-style-name="DefaultParagraphFont" style:family="text">
      <style:text-properties fo:font-weight="bold" style:font-weight-asian="bold" style:font-weight-complex="bold"/>
    </style:style>
    <style:style style:name="P49" style:parent-style-name="Normal" style:list-style-name="LFO2" style:family="paragraph"/>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Normal" style:list-style-name="LFO2" style:family="paragraph"/>
    <style:style style:name="T55" style:parent-style-name="DefaultParagraphFont" style:family="text">
      <style:text-properties fo:font-weight="bold" style:font-weight-asian="bold" style:font-weight-complex="bold"/>
    </style:style>
    <style:style style:name="P56" style:parent-style-name="Normal" style:list-style-name="LFO2" style:family="paragraph"/>
    <style:style style:name="T57" style:parent-style-name="DefaultParagraphFont" style:family="text">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T59" style:parent-style-name="DefaultParagraphFont" style:family="text">
      <style:text-properties fo:language="en" fo:country="US"/>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office:automatic-styles>
  <office:body>
    <office:text text:use-soft-page-breaks="true">
      <text:p text:style-name="P1">US Police Shootings Report: Insights and Analysis</text:p>
      <text:p text:style-name="P2">Introduction</text:p>
      <text:p text:style-name="Normal">This report<text:s/><text:span text:style-name="T3">an</text:span>al<text:span text:style-name="T4">yze</text:span>s the data presented in the Power BI dashboard regarding police shootings in the United States. The dashboard provides various metrics, including<text:s/>demographics of victims, circumstances of shootings, and trends over time. The following sections outline key questions, findings, and insights derived from the data.</text:p>
      <text:p text:style-name="Normal"><draw:custom-shape svg:x="0in" svg:y="0in" svg:width="0in" svg:height="0.04167in" draw:id="id0" draw:style-name="a0" draw:name="Horizontal Line 1" text:anchor-type="as-char"><svg:title/><svg:desc/><draw:enhanced-geometry draw:type="non-primitive" svg:viewBox="0 0 21600 21600" draw:enhanced-path="M 0 0 L 21600 0 21600 21600 0 21600 Z N"/></draw:custom-shape></text:p>
      <text:p text:style-name="P5">Questions (Problems)</text:p>
      <text:list text:style-name="LFO1" text:continue-numbering="true">
        <text:list-item>
          <text:p text:style-name="P6"><text:span text:style-name="T7">Demographic Distribution</text:span>: What is the demographic distribution of<text:s/>victims in terms of race and gender?</text:p>
        </text:list-item>
        <text:list-item>
          <text:p text:style-name="P8"><text:span text:style-name="T9">Trends Over Time</text:span>: How have police shootings changed over the years?</text:p>
        </text:list-item>
        <text:list-item>
          <text:p text:style-name="P10"><text:span text:style-name="T11">Circumstances of Shootings</text:span>: What are the circumstances surrounding the shootings, such as the presence of body cameras and the mental health status of<text:s/>victims?</text:p>
        </text:list-item>
        <text:list-item>
          <text:p text:style-name="P12"><text:span text:style-name="T13">Armed vs. Unarmed Victims</text:span>: What is the ratio of armed to unarmed victims, and how does this vary by race?</text:p>
        </text:list-item>
        <text:list-item>
          <text:p text:style-name="P14"><text:span text:style-name="T15">Impact of Mental Illness</text:span>: How does mental illness correlate with the likelihood of being shot by police?</text:p>
        </text:list-item>
      </text:list>
      <text:p text:style-name="Normal"><draw:custom-shape svg:x="0in" svg:y="0in" svg:width="0in" svg:height="0.04167in" draw:id="id1" draw:style-name="a1" draw:name="Horizontal Line 2" text:anchor-type="as-char"><svg:title/><svg:desc/><draw:enhanced-geometry draw:type="non-primitive" svg:viewBox="0 0 21600 21600" draw:enhanced-path="M 0 0 L 21600 0 21600 21600 0 21600 Z N"/></draw:custom-shape></text:p>
      <text:p text:style-name="P16">Findings (Insights and Analysis)</text:p>
      <text:list text:style-name="LFO2" text:continue-numbering="true">
        <text:list-item>
          <text:p text:style-name="P17"><text:span text:style-name="T18">D</text:span><text:span text:style-name="T19">emographic Distribution</text:span>:</text:p>
          <text:list text:continue-numbering="true">
            <text:list-item>
              <text:p text:style-name="P20">The dashboard indicates a total of <text:span text:style-name="T21">51 states</text:span> represented in the data.</text:p>
            </text:list-item>
            <text:list-item>
              <text:p text:style-name="P22">The <text:span text:style-name="T23">average age</text:span> of victims is <text:span text:style-name="T24">36.5 years</text:span>, with a notable distribution by gender: approximately <text:span text:style-name="T25">50.3%</text:span> of victims are female, while <text:span text:style-name="T26">49.6%</text:span> are male.</text:p>
            </text:list-item>
            <text:list-item>
              <text:p text:style-name="P27">In terms of<text:s/>race, <text:span text:style-name="T28">White</text:span> victims account for <text:span text:style-name="T29">50.58%</text:span> of the total, followed by <text:span text:style-name="T30">Black</text:span> victims at <text:span text:style-name="T31">26.52%</text:span> and <text:span text:style-name="T32">Hispanic</text:span> victims at <text:span text:style-name="T33">18.43%</text:span>.</text:p>
            </text:list-item>
          </text:list>
        </text:list-item>
        <text:list-item>
          <text:p text:style-name="P34"><text:span text:style-name="T35">Trends Over Time</text:span>:</text:p>
          <text:list text:continue-numbering="true">
            <text:list-item>
              <text:p text:style-name="P36">The data shows a general decline in the number of shootings from <text:span text:style-name="T37">2015 to 2020</text:span>, with a peak around <text:span text:style-name="T38">2016</text:span>. This trend suggests potential improvements in policing practices or changes in societal factors influencing police interactions.</text:p>
            </text:list-item>
          </text:list>
        </text:list-item>
        <text:list-item>
          <text:p text:style-name="P39"><text:span text:style-name="T40">Circumstances of Shootings</text:span>:</text:p>
          <text:list text:continue-numbering="true">
            <text:list-item>
              <text:p text:style-name="P41">A significant majority of incidents (approximately <text:span text:style-name="T42">4.3K</text:span>) did not involve body cameras, while only <text:span text:style-name="T43">0.6K</text:span> incidents were recorded with body cameras present. This raises questions about accountability and transparency in police actions.</text:p>
            </text:list-item>
            <text:list-item>
              <text:p text:style-name="P44">Regarding mental health, <text:span text:style-name="T45">3.8K</text:span> victims showed no signs of mental illness, while <text:span text:style-name="T46">1.1K</text:span> did. This indicates that a substantial portion of victims may not have had mental health issues at the time of the incident.</text:p>
            </text:list-item>
          </text:list>
        </text:list-item>
        <text:list-item>
          <text:p text:style-name="P47"><text:span text:style-name="T48">Armed vs. Unarmed Victims</text:span>:</text:p>
          <text:list text:continue-numbering="true">
            <text:list-item>
              <text:p text:style-name="P49">The data reveals that <text:span text:style-name="T50">89</text:span> victims were armed, with <text:span text:style-name="T51">2.48K</text:span> being White, <text:span text:style-name="T52">1.3K</text:span> Black, and <text:span text:style-name="T53">0.9K</text:span> Hispanic. This suggests that armed victims are predominantly White, which may reflect broader societal issues regarding race and policing.</text:p>
            </text:list-item>
          </text:list>
        </text:list-item>
        <text:list-item>
          <text:p text:style-name="P54"><text:span text:style-name="T55">Impact of Mental Illness</text:span>:</text:p>
          <text:list text:continue-numbering="true">
            <text:list-item>
              <text:p text:style-name="P56">The presence of mental illness among victims appears to be a significant factor, with <text:span text:style-name="T57">1.1K</text:span> victims identified as having mental health issues. This<text:s/>highlights the need for better mental health resources and training for law enforcement to handle such situations more effectively.</text:p>
            </text:list-item>
          </text:list>
        </text:list-item>
      </text:list>
      <text:p text:style-name="Normal"><draw:custom-shape svg:x="0in" svg:y="0in" svg:width="0in" svg:height="0.04167in" draw:id="id2" draw:style-name="a2" draw:name="Horizontal Line 3" text:anchor-type="as-char"><svg:title/><svg:desc/><draw:enhanced-geometry draw:type="non-primitive" svg:viewBox="0 0 21600 21600" draw:enhanced-path="M 0 0 L 21600 0 21600 21600 0 21600 Z N"/></draw:custom-shape></text:p>
      <text:p text:style-name="P58">Conclusion</text:p>
      <text:p text:style-name="Normal">The Power BI dashboard provides valuable insights into the dynamics of police shootings in the United States.<text:s/>The data reveals significant demographic trends, the impact of mental health, and the circumstances surrounding these incidents. Addressing the issues highlighted in this report could lead to improved policing strategies and better outcomes for communities<text:span text:style-name="T59"><text:s/>which will lead to less shooting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rcas amegah</meta:initial-creator>
    <dc:creator>dorcas amegah</dc:creator>
    <meta:creation-date>2024-09-12T03:09:00Z</meta:creation-date>
    <dc:date>2024-09-16T12:46:00Z</dc:date>
    <meta:template xlink:href="Normal" xlink:type="simple"/>
    <meta:editing-cycles>3</meta:editing-cycles>
    <meta:editing-duration>PT300S</meta:editing-duration>
    <meta:document-statistic meta:page-count="1" meta:paragraph-count="6" meta:word-count="457" meta:character-count="3062" meta:row-count="21" meta:non-whitespace-character-count="2611"/>
  </office:meta>
</office:document-meta>
</file>